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4c4c4c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198a8a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6b6b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004a4a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6b4794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ccffff" draw:textarea-horizontal-align="justify" draw:textarea-vertical-align="middle" draw:auto-grow-height="false" draw:shadow="visible"/>
    </style:style>
    <style:style style:name="gr14" style:family="graphic" style:parent-style-name="standard">
      <style:graphic-properties draw:fill="solid" draw:fill-color="#00dcff" draw:textarea-horizontal-align="justify" draw:textarea-vertical-align="middle" draw:auto-grow-height="false" draw:shadow="visible"/>
    </style:style>
    <style:style style:name="gr15" style:family="graphic" style:parent-style-name="standard">
      <style:graphic-properties draw:fill="solid" draw:fill-color="#004a4a" draw:textarea-horizontal-align="justify" draw:textarea-vertical-align="middle" draw:auto-grow-height="false" draw:shadow="hidden"/>
    </style:style>
    <style:style style:name="gr16" style:family="graphic" style:parent-style-name="standard">
      <style:graphic-properties draw:fill="solid" draw:fill-color="#006b6b" draw:textarea-horizontal-align="justify" draw:textarea-vertical-align="middle" draw:auto-grow-height="false" draw:shadow="hidden"/>
    </style:style>
    <style:style style:name="gr17" style:family="graphic" style:parent-style-name="objectwithoutfill">
      <style:graphic-properties draw:stroke="solid" draw:fill="none" draw:textarea-vertical-align="middle"/>
    </style:style>
    <style:style style:name="gr18" style:family="graphic" style:parent-style-name="standard">
      <style:graphic-properties draw:fill="solid" draw:fill-color="#33cc66" draw:textarea-horizontal-align="justify" draw:textarea-vertical-align="middle" draw:auto-grow-height="false" draw:shadow="hidden"/>
    </style:style>
    <style:style style:name="gr19" style:family="graphic" style:parent-style-name="standard">
      <style:graphic-properties draw:fill="solid" draw:fill-color="#cc6633" draw:textarea-horizontal-align="justify" draw:textarea-vertical-align="middle" draw:auto-grow-height="false" draw:shadow="hidden"/>
    </style:style>
    <style:style style:name="gr20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font-size="6pt" style:font-size-asian="6pt" style:font-size-complex="6pt"/>
    </style:style>
    <style:style style:name="P5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c0c0c0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808080" fo:font-size="12pt" style:font-size-asian="12pt" style:font-size-complex="12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2cm" svg:height="10.16cm" svg:x="1.27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7.62cm" svg:x="20.32cm" svg:y="1.27cm">
          <text:p text:style-name="P1"><text:span text:style-name="T1">B</text:span><text:span text:style-name="T1"><text:line-break/></text:span><text:span text:style-name="T1">I</text:span><text:span text:style-name="T1"><text:line-break/></text:span><text:span text:style-name="T1">N</text:span><text:span text:style-name="T1"><text:line-break/></text:span><text:span text:style-name="T1">A</text:span><text:span text:style-name="T1"><text:line-break/></text:span><text:span text:style-name="T1">R</text:span><text:span text:style-name="T1"><text:line-break/></text:span><text:span text:style-name="T1">Y</text:span><text:span text:style-name="T1"><text:line-break/></text:span><text:span text:style-name="T2">6MB</text:span><text:span text:style-name="T1"><text:line-break/></text:span><text:span text:style-name="T1">C</text:span><text:span text:style-name="T1"><text:line-break/></text:span><text:span text:style-name="T1">O</text:span><text:span text:style-name="T1"><text:line-break/></text:span><text:span text:style-name="T1">D</text:span><text:span text:style-name="T1"><text:line-break/>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20.32cm" svg:y="8.89cm">
          <text:p text:style-name="P1"><text:span text:style-name="T3">STACK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9.05cm" svg:height="1.27cm" svg:x="1.27cm" svg:y="1.27cm">
          <text:p text:style-name="P1"><text:span text:style-name="T4">VM1</text:span><text:span text:style-name="T4"><text:line-break/></text:span><text:span text:style-name="T5">15MB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9.05cm" svg:height="1.27cm" svg:x="1.27cm" svg:y="2.54cm">
          <text:p text:style-name="P1"><text:span text:style-name="T4">VM1</text:span><text:span text:style-name="T4"><text:line-break/></text:span><text:span text:style-name="T5">15MB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9.05cm" svg:height="1.27cm" svg:x="1.27cm" svg:y="3.81cm">
          <text:p text:style-name="P1"><text:span text:style-name="T4">VM1</text:span><text:span text:style-name="T4"><text:line-break/></text:span><text:span text:style-name="T5">15MB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9.05cm" svg:height="1.27cm" svg:x="1.27cm" svg:y="5.08cm">
          <text:p text:style-name="P1"><text:span text:style-name="T4">VM1</text:span><text:span text:style-name="T4"><text:line-break/></text:span><text:span text:style-name="T5">15MB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9.05cm" svg:height="1.27cm" svg:x="1.27cm" svg:y="6.35cm">
          <text:p text:style-name="P1"><text:span text:style-name="T4">VM1</text:span><text:span text:style-name="T4"><text:line-break/></text:span><text:span text:style-name="T5">15MB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9.05cm" svg:height="1.27cm" svg:x="1.27cm" svg:y="7.62cm">
          <text:p text:style-name="P1"><text:span text:style-name="T4">VM1</text:span><text:span text:style-name="T4"><text:line-break/></text:span><text:span text:style-name="T5">15MB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9.05cm" svg:height="1.27cm" svg:x="1.27cm" svg:y="8.89cm">
          <text:p text:style-name="P1"><text:span text:style-name="T4">VM1</text:span><text:span text:style-name="T4"><text:line-break/></text:span><text:span text:style-name="T5">15MB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9.05cm" svg:height="1.27cm" svg:x="1.27cm" svg:y="10.16cm">
          <text:p text:style-name="P1"><text:span text:style-name="T4">VM1</text:span><text:span text:style-name="T4"><text:line-break/></text:span><text:span text:style-name="T5">15MB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635cm" svg:height="0.127cm" svg:x="20.32cm" svg:y="10.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6.223cm" svg:height="4.826cm" svg:x="1.651cm" svg:y="1.524cm">
          <text:p><text:span text:style-name="T4">Total size: 128MB</text:span></text:p>
          <text:p><text:span text:style-name="T4"/></text:p>
          <text:p><text:span text:style-name="T4">Per core:</text:span></text:p>
          <text:list text:style-name="L1">
            <text:list-item>
              <text:p>Stack 128KB</text:p>
            </text:list-item>
            <text:list-item>
              <text:p>Memory 15MB</text:p>
            </text:list-item>
            <text:list-item>
              <text:p>Print Buffer 4KB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25.55cm" svg:height="1.7cm" svg:x="0.508cm" svg:y="13.921cm">
          <text:p text:style-name="P1"><text:span text:style-name="T4">VM</text:span><text:span text:style-name="T4"><text:line-break/></text:span><text:span text:style-name="T5">15MB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03cm" svg:height="1.7cm" svg:x="0.508cm" svg:y="13.921cm">
          <text:p text:style-name="P1"><text:span text:style-name="T6">SS</text:span><text:line-break/><text:span text:style-name="T5">1MB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704cm" svg:height="1.7cm" svg:x="2.211cm" svg:y="13.921cm">
          <text:p text:style-name="P1"><text:span text:style-name="T6">ARGV</text:span><text:line-break/><text:span text:style-name="T5">1MB</text:span>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1.27cm" svg:y1="11.43cm" svg:x2="0.508cm" svg:y2="13.921cm">
          <text:p/>
        </draw:line>
        <draw:line draw:style-name="gr17" draw:text-style-name="P1" draw:layer="layout" svg:x1="21.59cm" svg:y1="11.43cm" svg:x2="26.058cm" svg:y2="13.921cm">
          <text:p/>
        </draw:line>
        <draw:custom-shape draw:style-name="gr14" draw:text-style-name="P1" draw:layer="layout" svg:width="22.143cm" svg:height="1.7cm" svg:x="3.915cm" svg:y="13.921cm">
          <text:p text:style-name="P1"><text:span text:style-name="T4">Memory Left</text:span><text:span text:style-name="T4"><text:line-break/></text:span><text:span text:style-name="T5">13MB</text:span>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3.915cm" svg:y1="15.621cm" svg:x2="3.153cm" svg:y2="18.112cm">
          <text:p/>
        </draw:line>
        <draw:line draw:style-name="gr17" draw:text-style-name="P1" draw:layer="layout" svg:x1="26.058cm" svg:y1="15.67cm" svg:x2="29.37cm" svg:y2="18.112cm">
          <text:p/>
        </draw:line>
        <draw:custom-shape draw:style-name="gr14" draw:text-style-name="P1" draw:layer="layout" svg:width="26.24cm" svg:height="2.01cm" svg:x="3.13cm" svg:y="18.112cm">
          <text:p text:style-name="P1"><text:span text:style-name="T4">Memory Left</text:span><text:span text:style-name="T4"><text:line-break/></text:span><text:span text:style-name="T5">13MB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3.126cm" svg:height="2.01cm" svg:x="3.13cm" svg:y="18.112cm">
          <text:p text:style-name="P1"><text:span text:style-name="T4">from-space</text:span><text:span text:style-name="T4"><text:line-break/></text:span><text:span text:style-name="T5">6.5MB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3.126cm" svg:height="2.01cm" svg:x="16.244cm" svg:y="18.112cm">
          <text:p text:style-name="P1"><text:span text:style-name="T4">to-space</text:span><text:span text:style-name="T4"><text:line-break/></text:span><text:span text:style-name="T5">6.5MB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5.715cm" svg:height="1.397cm" svg:x="11.43cm" svg:y="16.383cm">
          <text:p text:style-name="P5"><text:span text:style-name="T7">Semispace G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0.287cm" svg:height="2.132cm" svg:x="1.451cm" svg:y="11.684cm">
          <text:p>Service stack 24KB (page aligned)</text:p>
          <text:p>Argv (page aligned)</text:p>
          <text:p>Page Size 1M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kkak </meta:initial-creator>
    <meta:creation-date>2013-06-19T18:47:36</meta:creation-date>
    <dc:date>2013-06-25T18:28:02</dc:date>
    <dc:creator>Foivos Zakkak</dc:creator>
    <meta:editing-duration>PT5H24M31S</meta:editing-duration>
    <meta:editing-cycles>8</meta:editing-cycles>
    <meta:generator>LibreOffice/4.0.2.2$Linux_X86_64 LibreOffice_project/400m0$Build-2</meta:generator>
    <meta:printed-by>Foivos Zakkak</meta:printed-by>
    <meta:print-date>2013-06-25T14:14:15</meta:print-date>
    <meta:document-statistic meta:object-count="26"/>
  </office:meta>
</office:document-meta>
</file>